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dmi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ggra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v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us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gu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x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athetic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fid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fu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tent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ring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pre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st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mi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appoint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cstatic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rag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olish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giv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ui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differ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pi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rr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ti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a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m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ragic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10481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8:21:57.31230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7-31T18:26:14.030430222</dc:date>
    <meta:editing-duration>PT53M57S</meta:editing-duration>
    <meta:editing-cycles>50</meta:editing-cycles>
    <meta:generator>LibreOffice/4.2.8.2$Linux_X86_64 LibreOffice_project/420m0$Build-2</meta:generator>
    <meta:document-statistic meta:table-count="1" meta:cell-count="3807" meta:object-count="0"/>
  </office:meta>
</office:document-meta>
</file>